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7.7cm"/>
      <style:paragraph-properties style:writing-mode="lr-tb"/>
    </style:style>
    <style:style style:name="gr2" style:family="graphic" style:parent-style-name="Text">
      <style:graphic-properties fo:min-height="2.15cm"/>
      <style:paragraph-properties style:writing-mode="lr-tb"/>
    </style:style>
    <style:style style:name="gr3" style:family="graphic" style:parent-style-name="Text">
      <style:graphic-properties fo:min-height="2cm"/>
      <style:paragraph-properties style:writing-mode="lr-tb"/>
    </style:style>
    <style:style style:name="gr4" style:family="graphic" style:parent-style-name="Text">
      <style:graphic-properties draw:stroke="none" svg:stroke-color="#000000" draw:fill="none" draw:fill-color="#ffffff" fo:min-height="2cm"/>
      <style:paragraph-properties style:writing-mode="lr-tb"/>
    </style:style>
    <style:style style:name="gr5" style:family="graphic" style:parent-style-name="Text">
      <style:graphic-properties draw:stroke="none" svg:stroke-color="#000000" draw:fill="none" draw:fill-color="#ffffff" fo:min-height="2.2cm"/>
      <style:paragraph-properties style:writing-mode="lr-tb"/>
    </style:style>
    <style:style style:name="gr6" style:family="graphic" style:parent-style-name="Text">
      <style:graphic-properties draw:stroke="none" svg:stroke-color="#000000" draw:fill="none" draw:fill-color="#ffffff" fo:min-height="3.8cm"/>
      <style:paragraph-properties style:writing-mode="lr-tb"/>
    </style:style>
    <style:style style:name="gr7" style:family="graphic" style:parent-style-name="Text">
      <style:graphic-properties fo:min-height="3cm"/>
      <style:paragraph-properties style:writing-mode="lr-tb"/>
    </style:style>
    <style:style style:name="gr8" style:family="graphic" style:parent-style-name="Text">
      <style:graphic-properties draw:textarea-horizontal-align="justify" draw:textarea-vertical-align="middle" draw:auto-grow-height="false" fo:min-height="20.9cm" fo:min-width="19cm"/>
    </style:style>
    <style:style style:name="gr9" style:family="graphic" style:parent-style-name="Text">
      <style:graphic-properties draw:stroke="none" svg:stroke-color="#000000" draw:fill="none" draw:fill-color="#ffffff" fo:min-height="2.9cm"/>
      <style:paragraph-properties style:writing-mode="lr-tb"/>
    </style:style>
    <style:style style:name="gr10" style:family="graphic" style:parent-style-name="Text">
      <style:graphic-properties draw:stroke="none" svg:stroke-color="#000000" draw:fill="none" draw:fill-color="#ffffff" fo:min-height="2.3cm"/>
      <style:paragraph-properties style:writing-mode="lr-tb"/>
    </style:style>
    <style:style style:name="gr11" style:family="graphic" style:parent-style-name="Text">
      <style:graphic-properties draw:stroke="none" svg:stroke-color="#000000" draw:fill="none" draw:fill-color="#ffffff" fo:min-height="2.4cm"/>
      <style:paragraph-properties style:writing-mode="lr-tb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Text">
      <style:graphic-properties draw:textarea-horizontal-align="justify" draw:textarea-vertical-align="middle" draw:auto-grow-height="false" fo:min-height="3.608cm" fo:min-width="4.032cm"/>
    </style:style>
    <style:style style:name="gr14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973cm" fo:min-width="3.393cm"/>
      <style:paragraph-properties style:writing-mode="lr-tb"/>
    </style:style>
    <style:style style:name="gr15" style:family="graphic" style:parent-style-name="Text">
      <style:graphic-properties draw:stroke="none" svg:stroke-color="#000000" draw:fill="none" draw:fill-color="#729fcf" draw:textarea-horizontal-align="left" draw:auto-grow-height="true" draw:auto-grow-width="false" fo:min-height="1.787cm" fo:min-width="0cm"/>
      <style:paragraph-properties style:writing-mode="lr-tb"/>
    </style:style>
    <style:style style:name="gr16" style:family="graphic" style:parent-style-name="Text">
      <style:graphic-properties draw:stroke="none" svg:stroke-color="#000000" draw:fill="none" draw:fill-color="#ffffff" fo:min-height="3.3cm"/>
      <style:paragraph-properties style:writing-mode="lr-tb"/>
    </style:style>
    <style:style style:name="gr17" style:family="graphic" style:parent-style-name="Text">
      <style:graphic-properties draw:stroke="none" svg:stroke-color="#000000" draw:fill="none" draw:fill-color="#ffffff" fo:min-height="1.259cm"/>
      <style:paragraph-properties style:writing-mode="lr-tb"/>
    </style:style>
    <style:style style:name="gr18" style:family="graphic" style:parent-style-name="Text">
      <style:graphic-properties draw:stroke="none" svg:stroke-color="#000000" draw:fill="none" draw:fill-color="#ffffff" fo:min-height="6.5cm"/>
      <style:paragraph-properties style:writing-mode="lr-tb"/>
    </style:style>
    <style:style style:name="gr19" style:family="graphic" style:parent-style-name="Text">
      <style:graphic-properties draw:stroke="none" svg:stroke-color="#000000" draw:fill="none" draw:fill-color="#ffffff" fo:min-height="14cm"/>
      <style:paragraph-properties style:writing-mode="lr-tb"/>
    </style:style>
    <style:style style:name="gr20" style:family="graphic" style:parent-style-name="Text">
      <style:graphic-properties draw:stroke="none" svg:stroke-color="#000000" draw:fill="none" draw:fill-color="#ffffff" fo:min-height="1.8cm"/>
      <style:paragraph-properties style:writing-mode="lr-tb"/>
    </style:style>
    <style:style style:name="gr21" style:family="graphic" style:parent-style-name="Text">
      <style:graphic-properties draw:stroke="none" svg:stroke-color="#000000" draw:fill="none" draw:fill-color="#ffffff" fo:min-height="13.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729fcf"/>
    </style:style>
    <style:style style:name="T1" style:family="text">
      <style:text-properties style:font-name="Noto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1.8cm" svg:x="6.2cm" svg:y="26.9cm">
          <text:p text:style-name="P1">New user – sign up here</text:p>
          <draw:enhanced-geometry svg:viewBox="0 0 21600 21600" draw:type="rectangle" draw:enhanced-path="M 0 0 L 21600 0 21600 21600 0 21600 0 0 Z N"/>
        </draw:custom-shape>
        <draw:frame draw:style-name="gr2" draw:layer="layout" svg:width="19cm" svg:height="2.15cm" svg:x="1cm" svg:y="7.6cm">
          <draw:text-box>
            <text:p>Username: Username input box</text:p>
          </draw:text-box>
        </draw:frame>
        <draw:frame draw:style-name="gr3" draw:layer="layout" svg:width="19cm" svg:height="2cm" svg:x="1cm" svg:y="10.8cm">
          <draw:text-box>
            <text:p>Password: Password input box</text:p>
          </draw:text-box>
        </draw:frame>
        <draw:frame draw:style-name="gr4" draw:text-style-name="P2" draw:layer="layout" svg:width="5.9cm" svg:height="2cm" svg:x="7.3cm" svg:y="15.1cm">
          <draw:text-box>
            <text:p>Login button</text:p>
          </draw:text-box>
        </draw:frame>
        <draw:frame draw:style-name="gr5" draw:text-style-name="P2" draw:layer="layout" svg:width="19cm" svg:height="2.2cm" svg:x="1cm" svg:y="20cm">
          <draw:text-box>
            <text:p>Child login verification box</text:p>
          </draw:text-box>
        </draw:frame>
        <draw:frame draw:style-name="gr6" draw:text-style-name="P2" draw:layer="layout" svg:width="19cm" svg:height="3.8cm" svg:x="1cm" svg:y="1cm">
          <draw:text-box>
            <text:p>Login Page</text:p>
          </draw:text-box>
        </draw:frame>
      </draw:page>
      <draw:page draw:name="page2" draw:style-name="dp1" draw:master-page-name="Default">
        <draw:frame draw:style-name="gr7" draw:layer="layout" svg:width="19cm" svg:height="3cm" svg:x="1cm" svg:y="1cm">
          <draw:text-box>
            <text:p>Signup Page</text:p>
          </draw:text-box>
        </draw:frame>
        <draw:custom-shape draw:style-name="gr8" draw:text-style-name="P1" draw:layer="layout" svg:width="19cm" svg:height="20.9cm" svg:x="1cm" svg:y="5.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9cm" svg:height="2.9cm" svg:x="1cm" svg:y="7.3cm">
          <draw:text-box>
            <text:p>Name: parent_name</text:p>
          </draw:text-box>
        </draw:frame>
        <draw:frame draw:style-name="gr10" draw:text-style-name="P2" draw:layer="layout" svg:width="19cm" svg:height="2.3cm" svg:x="1cm" svg:y="11.3cm">
          <draw:text-box>
            <text:p>Email: parents_email</text:p>
          </draw:text-box>
        </draw:frame>
        <draw:frame draw:style-name="gr11" draw:text-style-name="P2" draw:layer="layout" svg:width="19cm" svg:height="2.4cm" svg:x="1cm" svg:y="15.6cm">
          <draw:text-box>
            <text:p>Password: parents_password</text:p>
          </draw:text-box>
        </draw:frame>
        <draw:frame draw:style-name="gr9" draw:text-style-name="P2" draw:layer="layout" svg:width="19cm" svg:height="2.9cm" svg:x="1cm" svg:y="18.9cm">
          <draw:text-box>
            <text:p>Password: resubmit_password</text:p>
          </draw:text-box>
        </draw:frame>
      </draw:page>
      <draw:page draw:name="page3" draw:style-name="dp1" draw:master-page-name="Default">
        <draw:frame draw:style-name="gr12" draw:text-style-name="P2" draw:layer="layout" svg:width="5.797cm" svg:height="0.987cm" svg:x="1.5cm" svg:y="1.4cm">
          <draw:text-box>
            <text:p>Account Page</text:p>
          </draw:text-box>
        </draw:frame>
        <draw:custom-shape draw:style-name="gr13" draw:text-style-name="P1" draw:layer="layout" svg:width="5.7cm" svg:height="5.1cm" svg:x="7.6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5cm" svg:height="1.973cm" svg:x="8.1cm" svg:y="10.513cm">
          <draw:text-box>
            <text:p>Set avatar</text:p>
          </draw:text-box>
        </draw:frame>
        <draw:frame draw:style-name="gr15" draw:text-style-name="P3" draw:layer="layout" svg:width="7.53cm" svg:height="1.787cm" draw:transform="rotate (0.00191986217719376) translate (7.068cm 12.22cm)">
          <draw:text-box>
            <text:p>Account details</text:p>
          </draw:text-box>
        </draw:frame>
        <draw:frame draw:style-name="gr16" draw:text-style-name="P2" draw:layer="layout" svg:width="19cm" svg:height="3.3cm" svg:x="1cm" svg:y="14.9cm">
          <draw:text-box>
            <text:p>Register new child: childs_name</text:p>
          </draw:text-box>
        </draw:frame>
        <draw:frame draw:style-name="gr17" draw:text-style-name="P2" draw:layer="layout" svg:width="5.6cm" svg:height="2.959cm" svg:x="15.1cm" svg:y="14.641cm">
          <draw:text-box>
            <text:p>Give verification code</text:p>
          </draw:text-box>
        </draw:frame>
        <draw:frame draw:style-name="gr18" draw:text-style-name="P2" draw:layer="layout" svg:width="19cm" svg:height="6.5cm" svg:x="1cm" svg:y="20.2cm">
          <draw:text-box>
            <text:p>List of current children<text:line-break/> </text:p>
            <text:p><text:span text:style-name="T1">-Joh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elete</text:span><text:span text:style-name="T1"><text:line-break/></text:span><text:span text:style-name="T1"><text:line-break/></text:span><text:span text:style-name="T1">-Mar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Delete<text:tab/><text:tab/><text:tab/></text:p>
          </draw:text-box>
        </draw:frame>
      </draw:page>
      <draw:page draw:name="page4" draw:style-name="dp1" draw:master-page-name="Default">
        <draw:frame draw:style-name="gr12" draw:text-style-name="P2" draw:layer="layout" svg:width="6.314cm" svg:height="0.987cm" svg:x="1.3cm" svg:y="1.3cm">
          <draw:text-box>
            <text:p>Welcome page</text:p>
          </draw:text-box>
        </draw:frame>
        <draw:frame draw:style-name="gr19" draw:text-style-name="P2" draw:layer="layout" svg:width="19cm" svg:height="14cm" svg:x="1cm" svg:y="14.4cm">
          <draw:text-box>
            <text:p>List of tasks</text:p>
            <text:p/>
            <text:p>-wash car<text:tab/>*****<text:tab/><text:tab/><text:tab/> <text:s text:c="3"/>Complete | Delete </text:p>
            <text:p>-do homework **<text:tab/><text:tab/><text:tab/> <text:s text:c="3"/>Complete | Delete</text:p>
          </draw:text-box>
        </draw:frame>
        <draw:frame draw:style-name="gr20" draw:text-style-name="P2" draw:layer="layout" svg:width="19cm" svg:height="1.8cm" svg:x="1cm" svg:y="4.5cm">
          <draw:text-box>
            <text:p>John’s tasks<text:tab/><text:tab/><text:tab/>|<text:tab/><text:tab/>Mary’s tasks</text:p>
          </draw:text-box>
        </draw:frame>
        <draw:frame draw:style-name="gr5" draw:text-style-name="P2" draw:layer="layout" svg:width="19cm" svg:height="2.2cm" svg:x="1cm" svg:y="22.1cm">
          <draw:text-box>
            <text:p>Total no. of stars so far: 7 </text:p>
          </draw:text-box>
        </draw:frame>
        <draw:frame draw:style-name="gr4" draw:text-style-name="P2" draw:layer="layout" svg:width="19cm" svg:height="3.945cm" svg:x="1cm" svg:y="6.7cm">
          <draw:text-box>
            <text:p><text:span text:style-name="T1">Insert new task: </text:span><text:span text:style-name="T1"><text:line-break/></text:span><text:span text:style-name="T1"><text:tab/></text:span>Child:<text:line-break/><text:tab/>Task:<text:line-break/><text:tab/>No. Of stars:</text:p>
          </draw:text-box>
        </draw:frame>
      </draw:page>
      <draw:page draw:name="page5" draw:style-name="dp1" draw:master-page-name="Default">
        <draw:frame draw:style-name="gr12" draw:text-style-name="P2" draw:layer="layout" svg:width="6.013cm" svg:height="0.987cm" svg:x="1.3cm" svg:y="1.6cm">
          <draw:text-box>
            <text:p>Rewards Page</text:p>
          </draw:text-box>
        </draw:frame>
        <draw:frame draw:style-name="gr20" draw:text-style-name="P2" draw:layer="layout" svg:width="19cm" svg:height="1.8cm" svg:x="0.978cm" svg:y="4.5cm">
          <draw:text-box>
            <text:p>John’s tasks<text:tab/><text:tab/><text:tab/>|<text:tab/><text:tab/>Mary’s tasks</text:p>
          </draw:text-box>
        </draw:frame>
        <draw:frame draw:style-name="gr21" draw:text-style-name="P2" draw:layer="layout" svg:width="19cm" svg:height="13.8cm" svg:x="1cm" svg:y="8.9cm">
          <draw:text-box>
            <text:p>New video game: 60 stars<text:tab/> <text:s text:c="8"/>Delete<text:line-break/><text:line-break/>Football game: 50 stars<text:tab/><text:tab/><text:tab/>Delete<text:line-break/><text:line-break/>Go out for icecream: 10 stars<text:tab/><text:tab/>Delete<text:line-break/><text:line-break/>Watch a film: 8 stars<text:tab/><text:tab/><text:tab/><text:tab/>Delete</text:p>
          </draw:text-box>
        </draw:frame>
        <draw:frame draw:style-name="gr4" draw:text-style-name="P2" draw:layer="layout" svg:width="19cm" svg:height="3.945cm" svg:x="1cm" svg:y="19.255cm">
          <draw:text-box>
            <text:p><text:span text:style-name="T1">Insert new reward: </text:span><text:span text:style-name="T1"><text:line-break/></text:span><text:line-break/><text:tab/>Reward:<text:line-break/><text:tab/>No. Of stars: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08:44:33.433101580</meta:creation-date>
    <dc:date>2020-09-14T09:44:32.299698431</dc:date>
    <meta:editing-duration>PT4M15S</meta:editing-duration>
    <meta:editing-cycles>1</meta:editing-cycles>
    <meta:document-statistic meta:object-count="28"/>
    <meta:generator>LibreOffice/6.4.5.2$Linux_X86_64 LibreOffice_project/40$Build-2</meta:generator>
  </office:meta>
</office:document-meta>
</file>